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5" style:family="table-cell" style:parent-style-name="Default" style:data-style-name="N2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6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7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8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9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57.6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43.2pt" style:use-optimal-row-height="true" fo:break-before="auto"/>
    </style:style>
    <style:style style:name="ro5" style:family="table-row">
      <style:table-row-properties style:row-height="7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CC_Mileage_for_OPCC_-_by_pay_r" table:style-name="ta1">
        <table:table-column table:style-name="co1" table:number-columns-repeated="16" table:default-cell-style-name="ce1"/>
        <table:table-column table:style-name="co2" table:number-columns-repeated="16368" table:default-cell-style-name="ce1"/>
        <table:table-row table:style-name="ro1">
          <table:table-cell office:value-type="string" table:style-name="ce2">
            <text:p>MileageClaimID</text:p>
          </table:table-cell>
          <table:table-cell office:value-type="string" table:style-name="ce2">
            <text:p>EmpType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LastName</text:p>
          </table:table-cell>
          <table:table-cell office:value-type="string" table:style-name="ce2">
            <text:p>ReasonOther</text:p>
          </table:table-cell>
          <table:table-cell office:value-type="string" table:style-name="ce2">
            <text:p>ClaimDate</text:p>
          </table:table-cell>
          <table:table-cell office:value-type="string" table:style-name="ce2">
            <text:p>StartLocation</text:p>
          </table:table-cell>
          <table:table-cell office:value-type="string" table:style-name="ce2">
            <text:p>DestinationLocation</text:p>
          </table:table-cell>
          <table:table-cell office:value-type="string" table:style-name="ce2">
            <text:p>EndLocation</text:p>
          </table:table-cell>
          <table:table-cell office:value-type="string" table:style-name="ce2">
            <text:p>MilesClaimed</text:p>
          </table:table-cell>
          <table:table-cell office:value-type="string" table:style-name="ce2">
            <text:p>ClaimType</text:p>
          </table:table-cell>
          <table:table-cell office:value-type="string" table:style-name="ce2">
            <text:p>ReasonType</text:p>
          </table:table-cell>
          <table:table-cell office:value-type="string" table:style-name="ce2">
            <text:p>ClaimStatusDesc</text:p>
          </table:table-cell>
          <table:table-cell office:value-type="string" table:style-name="ce2">
            <text:p>ClaimValue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Year</text:p>
          </table:table-cell>
          <table:table-cell table:number-columns-repeated="16368"/>
        </table:table-row>
        <table:table-row table:style-name="ro2">
          <table:table-cell office:value-type="float" office:value="630562" table:style-name="ce3">
            <text:p>630562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Newbury U3A</text:p>
            <text:p>Jordans &amp; District Rotary Club</text:p>
          </table:table-cell>
          <table:table-cell office:value-type="date" office:date-value="2024-02-12T00:00:00" table:style-name="ce5">
            <text:p>12-Feb-24</text:p>
          </table:table-cell>
          <table:table-cell office:value-type="string" table:style-name="ce6">
            <text:p>Headquarters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152" table:style-name="ce7">
            <text:p>152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38" table:style-name="ce8">
            <text:p>38</text:p>
          </table:table-cell>
          <table:table-cell office:value-type="float" office:value="3" table:style-name="ce9">
            <text:p>3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3">
          <table:table-cell office:value-type="float" office:value="630563" table:style-name="ce3">
            <text:p>630563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MK Council Presentation</text:p>
          </table:table-cell>
          <table:table-cell office:value-type="date" office:date-value="2024-02-13T00:00:00" table:style-name="ce5">
            <text:p>13-Feb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Milton Keynes Council</text:p>
          </table:table-cell>
          <table:table-cell office:value-type="string" table:style-name="ce6">
            <text:p>Home</text:p>
          </table:table-cell>
          <table:table-cell office:value-type="float" office:value="105" table:style-name="ce7">
            <text:p>105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26.25" table:style-name="ce8">
            <text:p>26.25</text:p>
          </table:table-cell>
          <table:table-cell office:value-type="float" office:value="3" table:style-name="ce9">
            <text:p>3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4">
          <table:table-cell office:value-type="float" office:value="630564" table:style-name="ce3">
            <text:p>630564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Cippenham Residents Association</text:p>
          </table:table-cell>
          <table:table-cell office:value-type="date" office:date-value="2024-02-14T00:00:00" table:style-name="ce5">
            <text:p>14-Feb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103" table:style-name="ce7">
            <text:p>103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25.75" table:style-name="ce8">
            <text:p>25.75</text:p>
          </table:table-cell>
          <table:table-cell office:value-type="float" office:value="3" table:style-name="ce9">
            <text:p>3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30565" table:style-name="ce3">
            <text:p>630565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APCAM</text:p>
            <text:p>Cllr Grant</text:p>
            <text:p>West Berks Council</text:p>
          </table:table-cell>
          <table:table-cell office:value-type="date" office:date-value="2024-02-15T00:00:00" table:style-name="ce5">
            <text:p>15-Feb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95" table:style-name="ce7">
            <text:p>95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23.75" table:style-name="ce8">
            <text:p>23.75</text:p>
          </table:table-cell>
          <table:table-cell office:value-type="float" office:value="3" table:style-name="ce9">
            <text:p>3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3">
          <table:table-cell office:value-type="float" office:value="630566" table:style-name="ce3">
            <text:p>630566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Kaleidoscopic UK</text:p>
          </table:table-cell>
          <table:table-cell office:value-type="date" office:date-value="2024-02-16T00:00:00" table:style-name="ce5">
            <text:p>16-Feb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83" table:style-name="ce7">
            <text:p>83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20.75" table:style-name="ce8">
            <text:p>20.75</text:p>
          </table:table-cell>
          <table:table-cell office:value-type="float" office:value="3" table:style-name="ce9">
            <text:p>3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3">
          <table:table-cell office:value-type="float" office:value="630567" table:style-name="ce3">
            <text:p>630567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Bracknell Town Council</text:p>
          </table:table-cell>
          <table:table-cell office:value-type="date" office:date-value="2024-02-16T00:00:00" table:style-name="ce5">
            <text:p>16-Feb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92" table:style-name="ce7">
            <text:p>92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23" table:style-name="ce8">
            <text:p>23</text:p>
          </table:table-cell>
          <table:table-cell office:value-type="float" office:value="3" table:style-name="ce9">
            <text:p>3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3">
          <table:table-cell office:value-type="float" office:value="630568" table:style-name="ce3">
            <text:p>630568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West Berks Podcast</text:p>
          </table:table-cell>
          <table:table-cell office:value-type="date" office:date-value="2024-02-19T00:00:00" table:style-name="ce5">
            <text:p>19-Feb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25" table:style-name="ce7">
            <text:p>25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6.25" table:style-name="ce8">
            <text:p>6.25</text:p>
          </table:table-cell>
          <table:table-cell office:value-type="float" office:value="3" table:style-name="ce9">
            <text:p>3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3">
          <table:table-cell office:value-type="float" office:value="630569" table:style-name="ce3">
            <text:p>630569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ystem Leaders Forum</text:p>
          </table:table-cell>
          <table:table-cell office:value-type="date" office:date-value="2024-02-21T00:00:00" table:style-name="ce5">
            <text:p>21-Feb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78" table:style-name="ce7">
            <text:p>78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9.5" table:style-name="ce8">
            <text:p>19.5</text:p>
          </table:table-cell>
          <table:table-cell office:value-type="float" office:value="3" table:style-name="ce9">
            <text:p>3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4">
          <table:table-cell office:value-type="float" office:value="630570" table:style-name="ce3">
            <text:p>630570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tudent Officers</text:p>
            <text:p>House of Lords</text:p>
          </table:table-cell>
          <table:table-cell office:value-type="date" office:date-value="2024-02-22T00:00:00" table:style-name="ce5">
            <text:p>22-Feb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Sulhamstead / TVP Training Cnt</text:p>
          </table:table-cell>
          <table:table-cell office:value-type="string" table:style-name="ce6">
            <text:p>Home</text:p>
          </table:table-cell>
          <table:table-cell office:value-type="float" office:value="113" table:style-name="ce7">
            <text:p>113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28.25" table:style-name="ce8">
            <text:p>28.25</text:p>
          </table:table-cell>
          <table:table-cell office:value-type="float" office:value="3" table:style-name="ce9">
            <text:p>3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3">
          <table:table-cell office:value-type="float" office:value="630571" table:style-name="ce3">
            <text:p>630571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weatbox</text:p>
          </table:table-cell>
          <table:table-cell office:value-type="date" office:date-value="2024-02-23T00:00:00" table:style-name="ce5">
            <text:p>23-Feb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10" table:style-name="ce7">
            <text:p>10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2.5" table:style-name="ce8">
            <text:p>2.5</text:p>
          </table:table-cell>
          <table:table-cell office:value-type="float" office:value="3" table:style-name="ce9">
            <text:p>3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3">
          <table:table-cell office:value-type="float" office:value="630572" table:style-name="ce3">
            <text:p>630572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Leys CDI</text:p>
          </table:table-cell>
          <table:table-cell office:value-type="date" office:date-value="2024-02-26T00:00:00" table:style-name="ce5">
            <text:p>26-Feb-24</text:p>
          </table:table-cell>
          <table:table-cell office:value-type="string" table:style-name="ce6">
            <text:p>Headquarters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26" table:style-name="ce7">
            <text:p>26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ut of Force Meeting</text:p>
          </table:table-cell>
          <table:table-cell office:value-type="string" table:style-name="ce6">
            <text:p>Paid</text:p>
          </table:table-cell>
          <table:table-cell office:value-type="float" office:value="6.5" table:style-name="ce8">
            <text:p>6.5</text:p>
          </table:table-cell>
          <table:table-cell office:value-type="float" office:value="3" table:style-name="ce9">
            <text:p>3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5">
          <table:table-cell office:value-type="float" office:value="630573" table:style-name="ce3">
            <text:p>630573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Lexicon - Retail Crime</text:p>
            <text:p>Citizens in Policing</text:p>
            <text:p>Slough BC</text:p>
          </table:table-cell>
          <table:table-cell office:value-type="date" office:date-value="2024-02-27T00:00:00" table:style-name="ce5">
            <text:p>27-Feb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203" table:style-name="ce7">
            <text:p>203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50.75" table:style-name="ce8">
            <text:p>50.75</text:p>
          </table:table-cell>
          <table:table-cell office:value-type="float" office:value="3" table:style-name="ce9">
            <text:p>3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30574" table:style-name="ce3">
            <text:p>630574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Bicester Business Breakfast Club</text:p>
            <text:p>Get Fed Coffee</text:p>
          </table:table-cell>
          <table:table-cell office:value-type="date" office:date-value="2024-02-28T00:00:00" table:style-name="ce5">
            <text:p>28-Feb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67" table:style-name="ce7">
            <text:p>67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6.75" table:style-name="ce8">
            <text:p>16.75</text:p>
          </table:table-cell>
          <table:table-cell office:value-type="float" office:value="3" table:style-name="ce9">
            <text:p>3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3">
          <table:table-cell office:value-type="float" office:value="630575" table:style-name="ce3">
            <text:p>630575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outh Court Boxing Club</text:p>
          </table:table-cell>
          <table:table-cell office:value-type="date" office:date-value="2024-02-28T00:00:00" table:style-name="ce5">
            <text:p>28-Feb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73" table:style-name="ce7">
            <text:p>73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8.25" table:style-name="ce8">
            <text:p>18.25</text:p>
          </table:table-cell>
          <table:table-cell office:value-type="float" office:value="3" table:style-name="ce9">
            <text:p>3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4">
          <table:table-cell office:value-type="float" office:value="630577" table:style-name="ce3">
            <text:p>630577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EPARC</text:p>
            <text:p>West Oxon Boxing Club</text:p>
          </table:table-cell>
          <table:table-cell office:value-type="date" office:date-value="2024-02-29T00:00:00" table:style-name="ce5">
            <text:p>29-Feb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Abingdon Police Station</text:p>
          </table:table-cell>
          <table:table-cell office:value-type="string" table:style-name="ce6">
            <text:p>Home</text:p>
          </table:table-cell>
          <table:table-cell office:value-type="float" office:value="46" table:style-name="ce7">
            <text:p>46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1.5" table:style-name="ce8">
            <text:p>11.5</text:p>
          </table:table-cell>
          <table:table-cell office:value-type="float" office:value="3" table:style-name="ce9">
            <text:p>3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5">
          <table:table-cell office:value-type="float" office:value="630578" table:style-name="ce3">
            <text:p>630578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tudent Officers</text:p>
            <text:p>Newbury Neighbourhood Watch</text:p>
          </table:table-cell>
          <table:table-cell office:value-type="date" office:date-value="2024-03-05T00:00:00" table:style-name="ce5">
            <text:p>05-Mar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Sulhamstead / TVP Training Cnt</text:p>
          </table:table-cell>
          <table:table-cell office:value-type="string" table:style-name="ce6">
            <text:p>Home</text:p>
          </table:table-cell>
          <table:table-cell office:value-type="float" office:value="129" table:style-name="ce7">
            <text:p>129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32.25" table:style-name="ce8">
            <text:p>32.25</text:p>
          </table:table-cell>
          <table:table-cell office:value-type="float" office:value="3" table:style-name="ce9">
            <text:p>3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3">
          <table:table-cell office:value-type="float" office:value="630579" table:style-name="ce3">
            <text:p>630579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NCBS Conference</text:p>
          </table:table-cell>
          <table:table-cell office:value-type="date" office:date-value="2024-03-07T00:00:00" table:style-name="ce5">
            <text:p>07-Mar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339" table:style-name="ce7">
            <text:p>339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84.75" table:style-name="ce8">
            <text:p>84.75</text:p>
          </table:table-cell>
          <table:table-cell office:value-type="float" office:value="3" table:style-name="ce9">
            <text:p>3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4">
          <table:table-cell office:value-type="float" office:value="630580" table:style-name="ce3">
            <text:p>630580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Community Alleyway Project</text:p>
          </table:table-cell>
          <table:table-cell office:value-type="date" office:date-value="2024-03-08T00:00:00" table:style-name="ce5">
            <text:p>08-Mar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eadquarters</text:p>
          </table:table-cell>
          <table:table-cell office:value-type="float" office:value="23" table:style-name="ce7">
            <text:p>23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5.75" table:style-name="ce8">
            <text:p>5.75</text:p>
          </table:table-cell>
          <table:table-cell office:value-type="float" office:value="3" table:style-name="ce9">
            <text:p>3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4">
          <table:table-cell office:value-type="float" office:value="630581" table:style-name="ce3">
            <text:p>630581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Community Fund Awards</text:p>
            <text:p>Reading BC</text:p>
          </table:table-cell>
          <table:table-cell office:value-type="date" office:date-value="2024-03-11T00:00:00" table:style-name="ce5">
            <text:p>11-Mar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128" table:style-name="ce7">
            <text:p>128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32" table:style-name="ce8">
            <text:p>32</text:p>
          </table:table-cell>
          <table:table-cell office:value-type="float" office:value="3" table:style-name="ce9">
            <text:p>3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Rooke, Nancy (C2404)</meta:initial-creator>
    <dc:creator>Roberts, Charlotte (C7904)</dc:creator>
    <meta:creation-date>2024-03-13T13:25:28Z</meta:creation-date>
    <dc:date>2024-03-27T12:08:24Z</dc:date>
    <meta:print-date>2024-03-27T12:06:12Z</meta:print-date>
    <meta:user-defined meta:name="ContentTypeId">0x010100DDEEACFD805CE840B8B73A86A38D930F</meta:user-defined>
  </office:meta>
</office:document-meta>
</file>